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1.6016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9516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9398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7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Fz</text:p>
          </table:table-cell>
          <table:table-cell table:style-name="ce3" office:value-type="string" calcext:value-type="string">
            <text:p>Absolute error for Fx</text:p>
          </table:table-cell>
          <table:table-cell table:style-name="ce3" office:value-type="string" calcext:value-type="string">
            <text:p>Abs error for Fy</text:p>
          </table:table-cell>
          <table:table-cell table:style-name="ce3" office:value-type="string" calcext:value-type="string">
            <text:p>Relative error of Fz</text:p>
          </table:table-cell>
          <table:table-cell table:style-name="ce3" office:value-type="string" calcext:value-type="string">
            <text:p>Order of Conv Fx</text:p>
          </table:table-cell>
          <table:table-cell table:style-name="ce3" office:value-type="string" calcext:value-type="string">
            <text:p>Order of Conv Fy</text:p>
          </table:table-cell>
          <table:table-cell table:style-name="ce3" office:value-type="string" calcext:value-type="string">
            <text:p>Order of Conv Fz</text:p>
          </table:table-cell>
          <table:table-cell office:value-type="string" calcext:value-type="string">
            <text:p>time (s)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ROUND(78.53981634/[.A2];3)" office:value-type="float" office:value="9.817" calcext:value-type="float">
            <text:p>9.817</text:p>
          </table:table-cell>
          <table:table-cell office:value-type="float" office:value="87.8827" calcext:value-type="float">
            <text:p>87.8827</text:p>
          </table:table-cell>
          <table:table-cell office:value-type="float" office:value="40.1159" calcext:value-type="float">
            <text:p>40.1159</text:p>
          </table:table-cell>
          <table:table-cell office:value-type="float" office:value="744.008" calcext:value-type="float">
            <text:p>744.008</text:p>
          </table:table-cell>
          <table:table-cell table:formula="of:=[.C2]" office:value-type="float" office:value="87.8827" calcext:value-type="float">
            <text:p>87.8827</text:p>
          </table:table-cell>
          <table:table-cell table:formula="of:=[.D2]" office:value-type="float" office:value="40.1159" calcext:value-type="float">
            <text:p>40.1159</text:p>
          </table:table-cell>
          <table:table-cell table:formula="of:=ROUND(ABS([.E2]-600)/600;4)" office:value-type="float" office:value="0.24" calcext:value-type="float">
            <text:p>0.24</text:p>
          </table:table-cell>
          <table:table-cell table:formula="of:=ROUND((LOG10([.F2])-LOG10([.F3]))/(LOG10([.B2])-LOG10([.B3]));3)" office:value-type="float" office:value="2.185" calcext:value-type="float">
            <text:p>2.185</text:p>
          </table:table-cell>
          <table:table-cell table:formula="of:=ROUND((LOG10([.G2])-LOG10([.G3]))/(LOG10([.B2])-LOG10([.B3]));3)" office:value-type="float" office:value="2.163" calcext:value-type="float">
            <text:p>2.163</text:p>
          </table:table-cell>
          <table:table-cell table:formula="of:=ROUND((LOG10([.H2])-LOG10([.H3]))/(LOG10([.B2])-LOG10([.B3]));3)" office:value-type="float" office:value="2.161" calcext:value-type="float">
            <text:p>2.16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(78.53981634/[.A3];3)" office:value-type="float" office:value="7.854" calcext:value-type="float">
            <text:p>7.854</text:p>
          </table:table-cell>
          <table:table-cell office:value-type="float" office:value="53.982" calcext:value-type="float">
            <text:p>53.982</text:p>
          </table:table-cell>
          <table:table-cell office:value-type="float" office:value="24.7579" calcext:value-type="float">
            <text:p>24.7579</text:p>
          </table:table-cell>
          <table:table-cell office:value-type="float" office:value="688.905" calcext:value-type="float">
            <text:p>688.905</text:p>
          </table:table-cell>
          <table:table-cell table:formula="of:=[.C3]" office:value-type="float" office:value="53.982" calcext:value-type="float">
            <text:p>53.982</text:p>
          </table:table-cell>
          <table:table-cell table:formula="of:=[.D3]" office:value-type="float" office:value="24.7579" calcext:value-type="float">
            <text:p>24.7579</text:p>
          </table:table-cell>
          <table:table-cell table:formula="of:=ROUND(ABS([.E3]-600)/600;4)" office:value-type="float" office:value="0.1482" calcext:value-type="float">
            <text:p>0.1482</text:p>
          </table:table-cell>
          <table:table-cell table:formula="of:=ROUND((LOG10([.F3])-LOG10([.F4]))/(LOG10([.B3])-LOG10([.B4]));3)" office:value-type="float" office:value="2.075" calcext:value-type="float">
            <text:p>2.075</text:p>
          </table:table-cell>
          <table:table-cell table:formula="of:=ROUND((LOG10([.G3])-LOG10([.G4]))/(LOG10([.B3])-LOG10([.B4]));3)" office:value-type="float" office:value="2.066" calcext:value-type="float">
            <text:p>2.066</text:p>
          </table:table-cell>
          <table:table-cell table:formula="of:=ROUND((LOG10([.H3])-LOG10([.H4]))/(LOG10([.B3])-LOG10([.B4]));3)" office:value-type="float" office:value="2.066" calcext:value-type="float">
            <text:p>2.06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ROUND(78.53981634/[.A4];3)" office:value-type="float" office:value="3.927" calcext:value-type="float">
            <text:p>3.927</text:p>
          </table:table-cell>
          <table:table-cell office:value-type="float" office:value="12.8093" calcext:value-type="float">
            <text:p>12.8093</text:p>
          </table:table-cell>
          <table:table-cell office:value-type="float" office:value="5.91147" calcext:value-type="float">
            <text:p>5.91147</text:p>
          </table:table-cell>
          <table:table-cell office:value-type="float" office:value="621.235" calcext:value-type="float">
            <text:p>621.235</text:p>
          </table:table-cell>
          <table:table-cell table:formula="of:=[.C4]" office:value-type="float" office:value="12.8093" calcext:value-type="float">
            <text:p>12.8093</text:p>
          </table:table-cell>
          <table:table-cell table:formula="of:=[.D4]" office:value-type="float" office:value="5.91147" calcext:value-type="float">
            <text:p>5.91147</text:p>
          </table:table-cell>
          <table:table-cell table:formula="of:=ROUND(ABS([.E4]-600)/600;4)" office:value-type="float" office:value="0.0354" calcext:value-type="float">
            <text:p>0.0354</text:p>
          </table:table-cell>
          <table:table-cell table:formula="of:=ROUND((LOG10([.F4])-LOG10([.F5]))/(LOG10([.B4])-LOG10([.B5]));3)" office:value-type="float" office:value="2.014" calcext:value-type="float">
            <text:p>2.014</text:p>
          </table:table-cell>
          <table:table-cell table:formula="of:=ROUND((LOG10([.G4])-LOG10([.G5]))/(LOG10([.B4])-LOG10([.B5]));3)" office:value-type="float" office:value="2.011" calcext:value-type="float">
            <text:p>2.011</text:p>
          </table:table-cell>
          <table:table-cell table:formula="of:=ROUND((LOG10([.H4])-LOG10([.H5]))/(LOG10([.B4])-LOG10([.B5]));3)" office:value-type="float" office:value="2.007" calcext:value-type="float">
            <text:p>2.007</text:p>
          </table:table-cell>
          <table:table-cell office:value-type="float" office:value="4.6" calcext:value-type="float">
            <text:p>4.6</text:p>
          </table:table-cell>
          <table:table-cell table:number-columns-repeated="101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ROUND(78.53981634/[.A5];3)" office:value-type="float" office:value="1.963" calcext:value-type="float">
            <text:p>1.963</text:p>
          </table:table-cell>
          <table:table-cell office:value-type="float" office:value="3.17027" calcext:value-type="float">
            <text:p>3.17027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605.263" calcext:value-type="float">
            <text:p>605.263</text:p>
          </table:table-cell>
          <table:table-cell table:formula="of:=[.C5]" office:value-type="float" office:value="3.17027" calcext:value-type="float">
            <text:p>3.17027</text:p>
          </table:table-cell>
          <table:table-cell table:formula="of:=[.D5]" office:value-type="float" office:value="1.46545" calcext:value-type="float">
            <text:p>1.46545</text:p>
          </table:table-cell>
          <table:table-cell table:formula="of:=ROUND(ABS([.E5]-600)/600;4)" office:value-type="float" office:value="0.0088" calcext:value-type="float">
            <text:p>0.0088</text:p>
          </table:table-cell>
          <table:table-cell table:formula="of:=ROUND((LOG10([.F5])-LOG10([.F6]))/(LOG10([.B5])-LOG10([.B6]));3)" office:value-type="float" office:value="1.99" calcext:value-type="float">
            <text:p>1.99</text:p>
          </table:table-cell>
          <table:table-cell table:formula="of:=ROUND((LOG10([.G5])-LOG10([.G6]))/(LOG10([.B5])-LOG10([.B6]));3)" office:value-type="float" office:value="1.989" calcext:value-type="float">
            <text:p>1.989</text:p>
          </table:table-cell>
          <table:table-cell table:formula="of:=ROUND((LOG10([.H5])-LOG10([.H6]))/(LOG10([.B5])-LOG10([.B6]));3)" office:value-type="float" office:value="2.001" calcext:value-type="float">
            <text:p>2.001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ROUND(78.53981634/[.A6];3)" office:value-type="float" office:value="0.982" calcext:value-type="float">
            <text:p>0.982</text:p>
          </table:table-cell>
          <table:table-cell office:value-type="float" office:value="0.798758" calcext:value-type="float">
            <text:p>0.798758</text:p>
          </table:table-cell>
          <table:table-cell office:value-type="float" office:value="0.369466" calcext:value-type="float">
            <text:p>0.369466</text:p>
          </table:table-cell>
          <table:table-cell office:value-type="float" office:value="601.326" calcext:value-type="float">
            <text:p>601.326</text:p>
          </table:table-cell>
          <table:table-cell table:formula="of:=[.C6]" office:value-type="float" office:value="0.798758" calcext:value-type="float">
            <text:p>0.798758</text:p>
          </table:table-cell>
          <table:table-cell table:formula="of:=[.D6]" office:value-type="float" office:value="0.369466" calcext:value-type="float">
            <text:p>0.369466</text:p>
          </table:table-cell>
          <table:table-cell table:formula="of:=ROUND(ABS([.E6]-600)/600;4)" office:value-type="float" office:value="0.0022" calcext:value-type="float">
            <text:p>0.0022</text:p>
          </table:table-cell>
          <table:table-cell table:formula="of:=ROUND((LOG10([.F6])-LOG10([.F7]))/(LOG10([.B6])-LOG10([.B7]));3)" office:value-type="float" office:value="1.94" calcext:value-type="float">
            <text:p>1.94</text:p>
          </table:table-cell>
          <table:table-cell table:formula="of:=ROUND((LOG10([.G6])-LOG10([.G7]))/(LOG10([.B6])-LOG10([.B7]));3)" office:value-type="float" office:value="1.938" calcext:value-type="float">
            <text:p>1.938</text:p>
          </table:table-cell>
          <table:table-cell table:formula="of:=ROUND((LOG10([.H6])-LOG10([.H7]))/(LOG10([.B6])-LOG10([.B7]));3)" office:value-type="float" office:value="1.874" calcext:value-type="float">
            <text:p>1.87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ROUND(78.53981634/[.A7];3)" office:value-type="float" office:value="0.491" calcext:value-type="float">
            <text:p>0.491</text:p>
          </table:table-cell>
          <table:table-cell office:value-type="float" office:value="0.208219" calcext:value-type="float">
            <text:p>0.208219</text:p>
          </table:table-cell>
          <table:table-cell office:value-type="float" office:value="0.0964289" calcext:value-type="float">
            <text:p>0.0964289</text:p>
          </table:table-cell>
          <table:table-cell office:value-type="float" office:value="600.345" calcext:value-type="float">
            <text:p>600.345</text:p>
          </table:table-cell>
          <table:table-cell table:formula="of:=[.C7]" office:value-type="float" office:value="0.208219" calcext:value-type="float">
            <text:p>0.208219</text:p>
          </table:table-cell>
          <table:table-cell table:formula="of:=[.D7]" office:value-type="float" office:value="0.0964289" calcext:value-type="float">
            <text:p>0.0964289</text:p>
          </table:table-cell>
          <table:table-cell table:formula="of:=ROUND(ABS([.E7]-600)/600;4)" office:value-type="float" office:value="0.0006" calcext:value-type="float">
            <text:p>0.0006</text:p>
          </table:table-cell>
          <table:table-cell table:formula="of:=ROUND((LOG10([.F7])-LOG10([.F8]))/(LOG10([.B7])-LOG10([.B8]));3)" office:value-type="float" office:value="1.774" calcext:value-type="float">
            <text:p>1.774</text:p>
          </table:table-cell>
          <table:table-cell table:formula="of:=ROUND((LOG10([.G7])-LOG10([.G8]))/(LOG10([.B7])-LOG10([.B8]));3)" office:value-type="float" office:value="1.769" calcext:value-type="float">
            <text:p>1.769</text:p>
          </table:table-cell>
          <table:table-cell table:formula="of:=ROUND((LOG10([.H7])-LOG10([.H8]))/(LOG10([.B7])-LOG10([.B8]));3)" office:value-type="float" office:value="1.58" calcext:value-type="float">
            <text:p>1.58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ROUND(78.53981634/[.A8];3)" office:value-type="float" office:value="0.245" calcext:value-type="float">
            <text:p>0.245</text:p>
          </table:table-cell>
          <table:table-cell office:value-type="float" office:value="0.060653" calcext:value-type="float">
            <text:p>0.060653</text:p>
          </table:table-cell>
          <table:table-cell office:value-type="float" office:value="0.0281871" calcext:value-type="float">
            <text:p>0.0281871</text:p>
          </table:table-cell>
          <table:table-cell office:value-type="float" office:value="600.099" calcext:value-type="float">
            <text:p>600.099</text:p>
          </table:table-cell>
          <table:table-cell table:formula="of:=[.C8]" office:value-type="float" office:value="0.060653" calcext:value-type="float">
            <text:p>0.060653</text:p>
          </table:table-cell>
          <table:table-cell table:formula="of:=[.D8]" office:value-type="float" office:value="0.0281871" calcext:value-type="float">
            <text:p>0.0281871</text:p>
          </table:table-cell>
          <table:table-cell table:formula="of:=ROUND(ABS([.E8]-600)/600;4)" office:value-type="float" office:value="0.0002" calcext:value-type="float">
            <text:p>0.000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xpected Force valu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3" office:value-type="string" calcext:value-type="string" table:number-columns-spanned="1" table:number-rows-spanned="2">
            <text:p>Order of convergence</text:p>
          </table:table-cell>
          <table:table-cell table:formula="of:=AVERAGE([.I2:.I7])" office:value-type="float" office:value="1.99633333333333" calcext:value-type="float">
            <text:p>1.99633333333333</text:p>
          </table:table-cell>
          <table:table-cell table:formula="of:=AVERAGE([.J2:.J7])" office:value-type="float" office:value="1.98933333333333" calcext:value-type="float">
            <text:p>1.98933333333333</text:p>
          </table:table-cell>
          <table:table-cell table:formula="of:=AVERAGE([.K2:.K7])" office:value-type="float" office:value="1.94816666666667" calcext:value-type="float">
            <text:p>1.94816666666667</text:p>
          </table:table-cell>
          <table:table-cell table:number-columns-repeated="1013"/>
        </table:table-row>
        <table:table-row table:style-name="ro2">
          <table:table-cell table:number-columns-repeated="7"/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Length of the beam</text:p>
          </table:table-cell>
          <table:table-cell office:value-type="string" calcext:value-type="string" table:number-columns-spanned="1" table:number-rows-spanned="2">
            <text:p>78.53 m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pplied displacement</text:p>
          </table:table-cell>
          <table:table-cell office:value-type="float" office:value="-23.5607" calcext:value-type="float">
            <text:p>-23.5607</text:p>
          </table:table-cell>
          <table:table-cell office:value-type="float" office:value="-13.6048" calcext:value-type="float">
            <text:p>-13.6048</text:p>
          </table:table-cell>
          <table:table-cell office:value-type="float" office:value="53.4756" calcext:value-type="float">
            <text:p>53.4756</text:p>
          </table:table-cell>
          <table:table-cell table:style-name="ce3" office:value-type="string" calcext:value-type="string">
            <text:p>corresponding to 1280 Cvs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7:01:01.67076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9:07:16.356468764</meta:creation-date>
    <dc:date>2021-09-02T17:16:11.835690336</dc:date>
    <meta:editing-duration>PT2H33M52S</meta:editing-duration>
    <meta:editing-cycles>7</meta:editing-cycles>
    <meta:generator>LibreOffice/6.4.7.2$Linux_X86_64 LibreOffice_project/40$Build-2</meta:generator>
    <meta:document-statistic meta:table-count="1" meta:cell-count="108" meta:object-count="0"/>
  </office:meta>
</office:document-meta>
</file>